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Contagens</text:p>
          </table:table-cell>
          <table:table-cell office:value-type="string" calcext:value-type="string">
            <text:p>raiz(N/G)/W</text:p>
          </table:table-cell>
          <table:table-cell office:value-type="string" calcext:value-type="string">
            <text:p>erro da coisa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C$10]*[.G2]+[.$C$11]" office:value-type="float" office:value="320.411287635868" calcext:value-type="float">
            <text:p>320.4112876359</text:p>
          </table:table-cell>
          <table:table-cell table:formula="of:=SQRT(([.H2]*[.$D$10])^2+([.$D$11])^2)" office:value-type="float" office:value="0.423442226335845" calcext:value-type="float">
            <text:p>0.4234422263</text:p>
          </table:table-cell>
          <table:table-cell table:formula="of:=[.H2]/511+1" office:value-type="float" office:value="1.62702796014847" calcext:value-type="float">
            <text:p>1.6270279601</text:p>
          </table:table-cell>
          <table:table-cell table:formula="of:=SQRT([.J2]^2-1)" office:value-type="float" office:value="1.28344068156845" calcext:value-type="float">
            <text:p>1.2834406816</text:p>
          </table:table-cell>
          <table:table-cell table:formula="of:=[.J2]/SQRT([.J2]*[.J2]-1)*[.I2]" office:value-type="float" office:value="0.536801078265644" calcext:value-type="float">
            <text:p>0.5368010783</text:p>
          </table:table-cell>
          <table:table-cell office:value-type="float" office:value="15.6439" calcext:value-type="float">
            <text:p>15.6439</text:p>
          </table:table-cell>
          <table:table-cell office:value-type="float" office:value="295" calcext:value-type="float">
            <text:p>295</text:p>
          </table:table-cell>
          <table:table-cell table:formula="of:=SQRT([.N2])" office:value-type="float" office:value="17.1755640373177" calcext:value-type="float">
            <text:p>17.1755640373</text:p>
          </table:table-cell>
          <table:table-cell table:formula="of:=SQRT([.N2]/[.M2])/[.J2]" office:value-type="float" office:value="2.66896867210526" calcext:value-type="float">
            <text:p>2.6689686721</text:p>
          </table:table-cell>
          <table:table-cell table:formula="of:=SQRT(([.P2]/[.J2]*[.I2])^2+([.P2]/2/[.N2]*[.O2])^2)" office:value-type="float" office:value="0.698944465441223" calcext:value-type="float">
            <text:p>0.69894446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.B3]*[.B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C$10]*[.G3]+[.$C$11]" office:value-type="float" office:value="331.832893139647" calcext:value-type="float">
            <text:p>331.8328931396</text:p>
          </table:table-cell>
          <table:table-cell table:formula="of:=SQRT(([.H3]*[.$D$10])^2+([.$D$11])^2)" office:value-type="float" office:value="0.43803390123802" calcext:value-type="float">
            <text:p>0.4380339012</text:p>
          </table:table-cell>
          <table:table-cell table:formula="of:=[.H3]/511+1" office:value-type="float" office:value="1.64937943862945" calcext:value-type="float">
            <text:p>1.6493794386</text:p>
          </table:table-cell>
          <table:table-cell table:formula="of:=SQRT([.J3]^2-1)" office:value-type="float" office:value="1.31166021994021" calcext:value-type="float">
            <text:p>1.3116602199</text:p>
          </table:table-cell>
          <table:table-cell table:formula="of:=[.J3]/SQRT([.J3]*[.J3]-1)*[.I3]" office:value-type="float" office:value="0.550816514171305" calcext:value-type="float">
            <text:p>0.5508165142</text:p>
          </table:table-cell>
          <table:table-cell office:value-type="float" office:value="15.4254" calcext:value-type="float">
            <text:p>15.4254</text:p>
          </table:table-cell>
          <table:table-cell office:value-type="float" office:value="277" calcext:value-type="float">
            <text:p>277</text:p>
          </table:table-cell>
          <table:table-cell table:formula="of:=SQRT([.N3])" office:value-type="float" office:value="16.6433169770932" calcext:value-type="float">
            <text:p>16.6433169771</text:p>
          </table:table-cell>
          <table:table-cell table:formula="of:=SQRT([.N3]/[.M3])/[.J3]" office:value-type="float" office:value="2.56921879795604" calcext:value-type="float">
            <text:p>2.569218798</text:p>
          </table:table-cell>
          <table:table-cell table:formula="of:=SQRT(([.P3]/[.J3]*[.I3])^2+([.P3]/2/[.N3]*[.O3])^2)" office:value-type="float" office:value="0.686671940201888" calcext:value-type="float">
            <text:p>0.6866719402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.B4]*[.B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C$10]*[.G4]+[.$C$11]" office:value-type="float" office:value="343.254498643426" calcext:value-type="float">
            <text:p>343.2544986434</text:p>
          </table:table-cell>
          <table:table-cell table:formula="of:=SQRT(([.H4]*[.$D$10])^2+([.$D$11])^2)" office:value-type="float" office:value="0.452641496257369" calcext:value-type="float">
            <text:p>0.4526414963</text:p>
          </table:table-cell>
          <table:table-cell table:formula="of:=[.H4]/511+1" office:value-type="float" office:value="1.67173091711042" calcext:value-type="float">
            <text:p>1.6717309171</text:p>
          </table:table-cell>
          <table:table-cell table:formula="of:=SQRT([.J4]^2-1)" office:value-type="float" office:value="1.33965826210376" calcext:value-type="float">
            <text:p>1.3396582621</text:p>
          </table:table-cell>
          <table:table-cell table:formula="of:=[.J4]/SQRT([.J4]*[.J4]-1)*[.I4]" office:value-type="float" office:value="0.56484165034169" calcext:value-type="float">
            <text:p>0.5648416503</text:p>
          </table:table-cell>
          <table:table-cell office:value-type="float" office:value="15.2003" calcext:value-type="float">
            <text:p>15.2003</text:p>
          </table:table-cell>
          <table:table-cell office:value-type="float" office:value="262" calcext:value-type="float">
            <text:p>262</text:p>
          </table:table-cell>
          <table:table-cell table:formula="of:=SQRT([.N4])" office:value-type="float" office:value="16.1864140562386" calcext:value-type="float">
            <text:p>16.1864140562</text:p>
          </table:table-cell>
          <table:table-cell table:formula="of:=SQRT([.N4]/[.M4])/[.J4]" office:value-type="float" office:value="2.48346584490012" calcext:value-type="float">
            <text:p>2.4834658449</text:p>
          </table:table-cell>
          <table:table-cell table:formula="of:=SQRT(([.P4]/[.J4]*[.I4])^2+([.P4]/2/[.N4]*[.O4])^2)" office:value-type="float" office:value="0.6767904784881" calcext:value-type="float">
            <text:p>0.6767904785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.B5]*[.B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C$10]*[.G5]+[.$C$11]" office:value-type="float" office:value="354.676104147206" calcext:value-type="float">
            <text:p>354.6761041472</text:p>
          </table:table-cell>
          <table:table-cell table:formula="of:=SQRT(([.H5]*[.$D$10])^2+([.$D$11])^2)" office:value-type="float" office:value="0.467263518311872" calcext:value-type="float">
            <text:p>0.4672635183</text:p>
          </table:table-cell>
          <table:table-cell table:formula="of:=[.H5]/511+1" office:value-type="float" office:value="1.6940823955914" calcext:value-type="float">
            <text:p>1.6940823956</text:p>
          </table:table-cell>
          <table:table-cell table:formula="of:=SQRT([.J5]^2-1)" office:value-type="float" office:value="1.36744841330585" calcext:value-type="float">
            <text:p>1.3674484133</text:p>
          </table:table-cell>
          <table:table-cell table:formula="of:=[.J5]/SQRT([.J5]*[.J5]-1)*[.I5]" office:value-type="float" office:value="0.578875877709027" calcext:value-type="float">
            <text:p>0.5788758777</text:p>
          </table:table-cell>
          <table:table-cell office:value-type="float" office:value="14.9679" calcext:value-type="float">
            <text:p>14.9679</text:p>
          </table:table-cell>
          <table:table-cell office:value-type="float" office:value="238" calcext:value-type="float">
            <text:p>238</text:p>
          </table:table-cell>
          <table:table-cell table:formula="of:=SQRT([.N5])" office:value-type="float" office:value="15.4272486205415" calcext:value-type="float">
            <text:p>15.4272486205</text:p>
          </table:table-cell>
          <table:table-cell table:formula="of:=SQRT([.N5]/[.M5])/[.J5]" office:value-type="float" office:value="2.35382143061775" calcext:value-type="float">
            <text:p>2.3538214306</text:p>
          </table:table-cell>
          <table:table-cell table:formula="of:=SQRT(([.P5]/[.J5]*[.I5])^2+([.P5]/2/[.N5]*[.O5])^2)" office:value-type="float" office:value="0.653700116293039" calcext:value-type="float">
            <text:p>0.6537001163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.B6]*[.B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C$10]*[.G6]+[.$C$11]" office:value-type="float" office:value="366.097709650985" calcext:value-type="float">
            <text:p>366.097709651</text:p>
          </table:table-cell>
          <table:table-cell table:formula="of:=SQRT(([.H6]*[.$D$10])^2+([.$D$11])^2)" office:value-type="float" office:value="0.481898654145286" calcext:value-type="float">
            <text:p>0.4818986541</text:p>
          </table:table-cell>
          <table:table-cell table:formula="of:=[.H6]/511+1" office:value-type="float" office:value="1.71643387407238" calcext:value-type="float">
            <text:p>1.7164338741</text:p>
          </table:table-cell>
          <table:table-cell table:formula="of:=SQRT([.J6]^2-1)" office:value-type="float" office:value="1.39504309756477" calcext:value-type="float">
            <text:p>1.3950430976</text:p>
          </table:table-cell>
          <table:table-cell table:formula="of:=[.J6]/SQRT([.J6]*[.J6]-1)*[.I6]" office:value-type="float" office:value="0.592918724366831" calcext:value-type="float">
            <text:p>0.5929187244</text:p>
          </table:table-cell>
          <table:table-cell office:value-type="float" office:value="14.7279" calcext:value-type="float">
            <text:p>14.7279</text:p>
          </table:table-cell>
          <table:table-cell office:value-type="float" office:value="287" calcext:value-type="float">
            <text:p>287</text:p>
          </table:table-cell>
          <table:table-cell table:formula="of:=SQRT([.N6])" office:value-type="float" office:value="16.9410743460974" calcext:value-type="float">
            <text:p>16.9410743461</text:p>
          </table:table-cell>
          <table:table-cell table:formula="of:=SQRT([.N6]/[.M6])/[.J6]" office:value-type="float" office:value="2.57183710745899" calcext:value-type="float">
            <text:p>2.5718371075</text:p>
          </table:table-cell>
          <table:table-cell table:formula="of:=SQRT(([.P6]/[.J6]*[.I6])^2+([.P6]/2/[.N6]*[.O6])^2)" office:value-type="float" office:value="0.726036780453498" calcext:value-type="float">
            <text:p>0.726036780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.B7]*[.B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C$10]*[.G7]+[.$C$11]" office:value-type="float" office:value="377.519315154764" calcext:value-type="float">
            <text:p>377.5193151548</text:p>
          </table:table-cell>
          <table:table-cell table:formula="of:=SQRT(([.H7]*[.$D$10])^2+([.$D$11])^2)" office:value-type="float" office:value="0.496545744216637" calcext:value-type="float">
            <text:p>0.4965457442</text:p>
          </table:table-cell>
          <table:table-cell table:formula="of:=[.H7]/511+1" office:value-type="float" office:value="1.73878535255336" calcext:value-type="float">
            <text:p>1.7387853526</text:p>
          </table:table-cell>
          <table:table-cell table:formula="of:=SQRT([.J7]^2-1)" office:value-type="float" office:value="1.42245369072392" calcext:value-type="float">
            <text:p>1.4224536907</text:p>
          </table:table-cell>
          <table:table-cell table:formula="of:=[.J7]/SQRT([.J7]*[.J7]-1)*[.I7]" office:value-type="float" office:value="0.606969824428658" calcext:value-type="float">
            <text:p>0.6069698244</text:p>
          </table:table-cell>
          <table:table-cell office:value-type="float" office:value="14.4796" calcext:value-type="float">
            <text:p>14.4796</text:p>
          </table:table-cell>
          <table:table-cell office:value-type="float" office:value="259" calcext:value-type="float">
            <text:p>259</text:p>
          </table:table-cell>
          <table:table-cell table:formula="of:=SQRT([.N7])" office:value-type="float" office:value="16.0934769394311" calcext:value-type="float">
            <text:p>16.0934769394</text:p>
          </table:table-cell>
          <table:table-cell table:formula="of:=SQRT([.N7]/[.M7])/[.J7]" office:value-type="float" office:value="2.43234753184436" calcext:value-type="float">
            <text:p>2.4323475318</text:p>
          </table:table-cell>
          <table:table-cell table:formula="of:=SQRT(([.P7]/[.J7]*[.I7])^2+([.P7]/2/[.N7]*[.O7])^2)" office:value-type="float" office:value="0.698705291125347" calcext:value-type="float">
            <text:p>0.69870529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511*(SQRT(1+[.B8]*[.B8])-1)" office:value-type="float" office:value="0.631630736502393" calcext:value-type="float">
            <text:p>0.6316307365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C$10]*[.G8]+[.$C$11]" office:value-type="float" office:value="388.940920658544" calcext:value-type="float">
            <text:p>388.9409206585</text:p>
          </table:table-cell>
          <table:table-cell table:formula="of:=SQRT(([.H8]*[.$D$10])^2+([.$D$11])^2)" office:value-type="float" office:value="0.511203760982878" calcext:value-type="float">
            <text:p>0.511203761</text:p>
          </table:table-cell>
          <table:table-cell table:formula="of:=[.H8]/511+1" office:value-type="float" office:value="1.76113683103433" calcext:value-type="float">
            <text:p>1.761136831</text:p>
          </table:table-cell>
          <table:table-cell table:formula="of:=SQRT([.J8]^2-1)" office:value-type="float" office:value="1.4496906351445" calcext:value-type="float">
            <text:p>1.4496906351</text:p>
          </table:table-cell>
          <table:table-cell table:formula="of:=[.J8]/SQRT([.J8]*[.J8]-1)*[.I8]" office:value-type="float" office:value="0.62102889389258" calcext:value-type="float">
            <text:p>0.6210288939</text:p>
          </table:table-cell>
          <table:table-cell office:value-type="float" office:value="14.2225" calcext:value-type="float">
            <text:p>14.2225</text:p>
          </table:table-cell>
          <table:table-cell office:value-type="float" office:value="258" calcext:value-type="float">
            <text:p>258</text:p>
          </table:table-cell>
          <table:table-cell table:formula="of:=SQRT([.N8])" office:value-type="float" office:value="16.062378404209" calcext:value-type="float">
            <text:p>16.0623784042</text:p>
          </table:table-cell>
          <table:table-cell table:formula="of:=SQRT([.N8]/[.M8])/[.J8]" office:value-type="float" office:value="2.41840360802122" calcext:value-type="float">
            <text:p>2.418403608</text:p>
          </table:table-cell>
          <table:table-cell table:formula="of:=SQRT(([.P8]/[.J8]*[.I8])^2+([.P8]/2/[.N8]*[.O8])^2)" office:value-type="float" office:value="0.706013138819558" calcext:value-type="float">
            <text:p>0.7060131388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[.$C$10]*[.G9]+[.$C$11]" office:value-type="float" office:value="400.362526162323" calcext:value-type="float">
            <text:p>400.3625261623</text:p>
          </table:table-cell>
          <table:table-cell table:formula="of:=SQRT(([.H9]*[.$D$10])^2+([.$D$11])^2)" office:value-type="float" office:value="0.525871790741044" calcext:value-type="float">
            <text:p>0.5258717907</text:p>
          </table:table-cell>
          <table:table-cell table:formula="of:=[.H9]/511+1" office:value-type="float" office:value="1.78348830951531" calcext:value-type="float">
            <text:p>1.7834883095</text:p>
          </table:table-cell>
          <table:table-cell table:formula="of:=SQRT([.J9]^2-1)" office:value-type="float" office:value="1.47676353901963" calcext:value-type="float">
            <text:p>1.476763539</text:p>
          </table:table-cell>
          <table:table-cell table:formula="of:=[.J9]/SQRT([.J9]*[.J9]-1)*[.I9]" office:value-type="float" office:value="0.63509571187894" calcext:value-type="float">
            <text:p>0.6350957119</text:p>
          </table:table-cell>
          <table:table-cell office:value-type="float" office:value="13.9562" calcext:value-type="float">
            <text:p>13.9562</text:p>
          </table:table-cell>
          <table:table-cell office:value-type="float" office:value="260" calcext:value-type="float">
            <text:p>260</text:p>
          </table:table-cell>
          <table:table-cell table:formula="of:=SQRT([.N9])" office:value-type="float" office:value="16.1245154965971" calcext:value-type="float">
            <text:p>16.1245154966</text:p>
          </table:table-cell>
          <table:table-cell table:formula="of:=SQRT([.N9]/[.M9])/[.J9]" office:value-type="float" office:value="2.4200972311533" calcext:value-type="float">
            <text:p>2.4200972312</text:p>
          </table:table-cell>
          <table:table-cell table:formula="of:=SQRT(([.P9]/[.J9]*[.I9])^2+([.P9]/2/[.N9]*[.O9])^2)" office:value-type="float" office:value="0.717514769222588" calcext:value-type="float">
            <text:p>0.7175147692</text:p>
          </table:table-cell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office:value-type="float" office:value="5.71080275188968" calcext:value-type="float">
            <text:p>5.7108027519</text:p>
          </table:table-cell>
          <table:table-cell office:value-type="float" office:value="0.00129898911457581" calcext:value-type="float">
            <text:p>0.001298989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C$10]*[.G10]+[.$C$11]" office:value-type="float" office:value="411.784131666102" calcext:value-type="float">
            <text:p>411.7841316661</text:p>
          </table:table-cell>
          <table:table-cell table:formula="of:=SQRT(([.H10]*[.$D$10])^2+([.$D$11])^2)" office:value-type="float" office:value="0.540549018371244" calcext:value-type="float">
            <text:p>0.5405490184</text:p>
          </table:table-cell>
          <table:table-cell table:formula="of:=[.H10]/511+1" office:value-type="float" office:value="1.80583978799629" calcext:value-type="float">
            <text:p>1.805839788</text:p>
          </table:table-cell>
          <table:table-cell table:formula="of:=SQRT([.J10]^2-1)" office:value-type="float" office:value="1.50368126273837" calcext:value-type="float">
            <text:p>1.5036812627</text:p>
          </table:table-cell>
          <table:table-cell table:formula="of:=[.J10]/SQRT([.J10]*[.J10]-1)*[.I10]" office:value-type="float" office:value="0.649170106010004" calcext:value-type="float">
            <text:p>0.649170106</text:p>
          </table:table-cell>
          <table:table-cell office:value-type="float" office:value="13.6802" calcext:value-type="float">
            <text:p>13.6802</text:p>
          </table:table-cell>
          <table:table-cell office:value-type="float" office:value="217" calcext:value-type="float">
            <text:p>217</text:p>
          </table:table-cell>
          <table:table-cell table:formula="of:=SQRT([.N10])" office:value-type="float" office:value="14.7309198626562" calcext:value-type="float">
            <text:p>14.7309198627</text:p>
          </table:table-cell>
          <table:table-cell table:formula="of:=SQRT([.N10]/[.M10])/[.J10]" office:value-type="float" office:value="2.20548661293761" calcext:value-type="float">
            <text:p>2.2054866129</text:p>
          </table:table-cell>
          <table:table-cell table:formula="of:=SQRT(([.P10]/[.J10]*[.I10])^2+([.P10]/2/[.N10]*[.O10])^2)" office:value-type="float" office:value="0.664407523842981" calcext:value-type="float">
            <text:p>0.6644075238</text:p>
          </table:table-cell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office:value-type="float" office:value="12.027939033825" calcext:value-type="float">
            <text:p>12.0279390338</text:p>
          </table:table-cell>
          <table:table-cell office:value-type="float" office:value="0.0779224612215335" calcext:value-type="float">
            <text:p>0.077922461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C$10]*[.G11]+[.$C$11]" office:value-type="float" office:value="423.205737169882" calcext:value-type="float">
            <text:p>423.2057371699</text:p>
          </table:table-cell>
          <table:table-cell table:formula="of:=SQRT(([.H11]*[.$D$10])^2+([.$D$11])^2)" office:value-type="float" office:value="0.555234714456693" calcext:value-type="float">
            <text:p>0.5552347145</text:p>
          </table:table-cell>
          <table:table-cell table:formula="of:=[.H11]/511+1" office:value-type="float" office:value="1.82819126647726" calcext:value-type="float">
            <text:p>1.8281912665</text:p>
          </table:table-cell>
          <table:table-cell table:formula="of:=SQRT([.J11]^2-1)" office:value-type="float" office:value="1.53045199428918" calcext:value-type="float">
            <text:p>1.5304519943</text:p>
          </table:table-cell>
          <table:table-cell table:formula="of:=[.J11]/SQRT([.J11]*[.J11]-1)*[.I11]" office:value-type="float" office:value="0.6632519409968" calcext:value-type="float">
            <text:p>0.663251941</text:p>
          </table:table-cell>
          <table:table-cell office:value-type="float" office:value="13.3939" calcext:value-type="float">
            <text:p>13.3939</text:p>
          </table:table-cell>
          <table:table-cell office:value-type="float" office:value="241" calcext:value-type="float">
            <text:p>241</text:p>
          </table:table-cell>
          <table:table-cell table:formula="of:=SQRT([.N11])" office:value-type="float" office:value="15.52417469626" calcext:value-type="float">
            <text:p>15.5241746963</text:p>
          </table:table-cell>
          <table:table-cell table:formula="of:=SQRT([.N11]/[.M11])/[.J11]" office:value-type="float" office:value="2.32024243466592" calcext:value-type="float">
            <text:p>2.3202424347</text:p>
          </table:table-cell>
          <table:table-cell table:formula="of:=SQRT(([.P11]/[.J11]*[.I11])^2+([.P11]/2/[.N11]*[.O11])^2)" office:value-type="float" office:value="0.708625600535905" calcext:value-type="float">
            <text:p>0.7086256005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[.$C$10]*[.G12]+[.$C$11]" office:value-type="float" office:value="434.627342673661" calcext:value-type="float">
            <text:p>434.6273426737</text:p>
          </table:table-cell>
          <table:table-cell table:formula="of:=SQRT(([.H12]*[.$D$10])^2+([.$D$11])^2)" office:value-type="float" office:value="0.569928224361862" calcext:value-type="float">
            <text:p>0.5699282244</text:p>
          </table:table-cell>
          <table:table-cell table:formula="of:=[.H12]/511+1" office:value-type="float" office:value="1.85054274495824" calcext:value-type="float">
            <text:p>1.850542745</text:p>
          </table:table-cell>
          <table:table-cell table:formula="of:=SQRT([.J12]^2-1)" office:value-type="float" office:value="1.55708331534237" calcext:value-type="float">
            <text:p>1.5570833153</text:p>
          </table:table-cell>
          <table:table-cell table:formula="of:=[.J12]/SQRT([.J12]*[.J12]-1)*[.I12]" office:value-type="float" office:value="0.677341109719538" calcext:value-type="float">
            <text:p>0.6773411097</text:p>
          </table:table-cell>
          <table:table-cell office:value-type="float" office:value="13.097" calcext:value-type="float">
            <text:p>13.097</text:p>
          </table:table-cell>
          <table:table-cell office:value-type="float" office:value="218" calcext:value-type="float">
            <text:p>218</text:p>
          </table:table-cell>
          <table:table-cell table:formula="of:=SQRT([.N12])" office:value-type="float" office:value="14.7648230602334" calcext:value-type="float">
            <text:p>14.7648230602</text:p>
          </table:table-cell>
          <table:table-cell table:formula="of:=SQRT([.N12]/[.M12])/[.J12]" office:value-type="float" office:value="2.20466806798037" calcext:value-type="float">
            <text:p>2.204668068</text:p>
          </table:table-cell>
          <table:table-cell table:formula="of:=SQRT(([.P12]/[.J12]*[.I12])^2+([.P12]/2/[.N12]*[.O12])^2)" office:value-type="float" office:value="0.683083685494316" calcext:value-type="float">
            <text:p>0.6830836855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[.$C$10]*[.G13]+[.$C$11]" office:value-type="float" office:value="446.048948177441" calcext:value-type="float">
            <text:p>446.0489481774</text:p>
          </table:table-cell>
          <table:table-cell table:formula="of:=SQRT(([.H13]*[.$D$10])^2+([.$D$11])^2)" office:value-type="float" office:value="0.58462895893164" calcext:value-type="float">
            <text:p>0.5846289589</text:p>
          </table:table-cell>
          <table:table-cell table:formula="of:=[.H13]/511+1" office:value-type="float" office:value="1.87289422343922" calcext:value-type="float">
            <text:p>1.8728942234</text:p>
          </table:table-cell>
          <table:table-cell table:formula="of:=SQRT([.J13]^2-1)" office:value-type="float" office:value="1.58358225937019" calcext:value-type="float">
            <text:p>1.5835822594</text:p>
          </table:table-cell>
          <table:table-cell table:formula="of:=[.J13]/SQRT([.J13]*[.J13]-1)*[.I13]" office:value-type="float" office:value="0.691437526253816" calcext:value-type="float">
            <text:p>0.6914375263</text:p>
          </table:table-cell>
          <table:table-cell office:value-type="float" office:value="12.789" calcext:value-type="float">
            <text:p>12.789</text:p>
          </table:table-cell>
          <table:table-cell office:value-type="float" office:value="196" calcext:value-type="float">
            <text:p>196</text:p>
          </table:table-cell>
          <table:table-cell table:formula="of:=SQRT([.N13])" office:value-type="float" office:value="14" calcext:value-type="float">
            <text:p>14</text:p>
          </table:table-cell>
          <table:table-cell table:formula="of:=SQRT([.N13]/[.M13])/[.J13]" office:value-type="float" office:value="2.09024162413324" calcext:value-type="float">
            <text:p>2.0902416241</text:p>
          </table:table-cell>
          <table:table-cell table:formula="of:=SQRT(([.P13]/[.J13]*[.I13])^2+([.P13]/2/[.N13]*[.O13])^2)" office:value-type="float" office:value="0.656731194054218" calcext:value-type="float">
            <text:p>0.6567311941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[.$C$10]*[.G14]+[.$C$11]" office:value-type="float" office:value="457.47055368122" calcext:value-type="float">
            <text:p>457.4705536812</text:p>
          </table:table-cell>
          <table:table-cell table:formula="of:=SQRT(([.H14]*[.$D$10])^2+([.$D$11])^2)" office:value-type="float" office:value="0.599336386538887" calcext:value-type="float">
            <text:p>0.5993363865</text:p>
          </table:table-cell>
          <table:table-cell table:formula="of:=[.H14]/511+1" office:value-type="float" office:value="1.8952457019202" calcext:value-type="float">
            <text:p>1.8952457019</text:p>
          </table:table-cell>
          <table:table-cell table:formula="of:=SQRT([.J14]^2-1)" office:value-type="float" office:value="1.60995536293618" calcext:value-type="float">
            <text:p>1.6099553629</text:p>
          </table:table-cell>
          <table:table-cell table:formula="of:=[.J14]/SQRT([.J14]*[.J14]-1)*[.I14]" office:value-type="float" office:value="0.705541120420015" calcext:value-type="float">
            <text:p>0.7055411204</text:p>
          </table:table-cell>
          <table:table-cell office:value-type="float" office:value="12.4694" calcext:value-type="float">
            <text:p>12.4694</text:p>
          </table:table-cell>
          <table:table-cell office:value-type="float" office:value="196" calcext:value-type="float">
            <text:p>196</text:p>
          </table:table-cell>
          <table:table-cell table:formula="of:=SQRT([.N14])" office:value-type="float" office:value="14" calcext:value-type="float">
            <text:p>14</text:p>
          </table:table-cell>
          <table:table-cell table:formula="of:=SQRT([.N14]/[.M14])/[.J14]" office:value-type="float" office:value="2.09189430175336" calcext:value-type="float">
            <text:p>2.0918943018</text:p>
          </table:table-cell>
          <table:table-cell table:formula="of:=SQRT(([.P14]/[.J14]*[.I14])^2+([.P14]/2/[.N14]*[.O14])^2)" office:value-type="float" office:value="0.665728296666921" calcext:value-type="float">
            <text:p>0.6657282967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[.$C$10]*[.G15]+[.$C$11]" office:value-type="float" office:value="468.892159184999" calcext:value-type="float">
            <text:p>468.892159185</text:p>
          </table:table-cell>
          <table:table-cell table:formula="of:=SQRT(([.H15]*[.$D$10])^2+([.$D$11])^2)" office:value-type="float" office:value="0.614050026258655" calcext:value-type="float">
            <text:p>0.6140500263</text:p>
          </table:table-cell>
          <table:table-cell table:formula="of:=[.H15]/511+1" office:value-type="float" office:value="1.91759718040117" calcext:value-type="float">
            <text:p>1.9175971804</text:p>
          </table:table-cell>
          <table:table-cell table:formula="of:=SQRT([.J15]^2-1)" office:value-type="float" office:value="1.63620871110092" calcext:value-type="float">
            <text:p>1.6362087111</text:p>
          </table:table-cell>
          <table:table-cell table:formula="of:=[.J15]/SQRT([.J15]*[.J15]-1)*[.I15]" office:value-type="float" office:value="0.719651833528368" calcext:value-type="float">
            <text:p>0.7196518335</text:p>
          </table:table-cell>
          <table:table-cell office:value-type="float" office:value="12.1378" calcext:value-type="float">
            <text:p>12.1378</text:p>
          </table:table-cell>
          <table:table-cell office:value-type="float" office:value="186" calcext:value-type="float">
            <text:p>186</text:p>
          </table:table-cell>
          <table:table-cell table:formula="of:=SQRT([.N15])" office:value-type="float" office:value="13.6381816969859" calcext:value-type="float">
            <text:p>13.638181697</text:p>
          </table:table-cell>
          <table:table-cell table:formula="of:=SQRT([.N15]/[.M15])/[.J15]" office:value-type="float" office:value="2.0414046565653" calcext:value-type="float">
            <text:p>2.0414046566</text:p>
          </table:table-cell>
          <table:table-cell table:formula="of:=SQRT(([.P15]/[.J15]*[.I15])^2+([.P15]/2/[.N15]*[.O15])^2)" office:value-type="float" office:value="0.657965817213842" calcext:value-type="float">
            <text:p>0.6579658172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[.$C$10]*[.G16]+[.$C$11]" office:value-type="float" office:value="480.313764688779" calcext:value-type="float">
            <text:p>480.3137646888</text:p>
          </table:table-cell>
          <table:table-cell table:formula="of:=SQRT(([.H16]*[.$D$10])^2+([.$D$11])^2)" office:value-type="float" office:value="0.628769441987911" calcext:value-type="float">
            <text:p>0.628769442</text:p>
          </table:table-cell>
          <table:table-cell table:formula="of:=[.H16]/511+1" office:value-type="float" office:value="1.93994865888215" calcext:value-type="float">
            <text:p>1.9399486589</text:p>
          </table:table-cell>
          <table:table-cell table:formula="of:=SQRT([.J16]^2-1)" office:value-type="float" office:value="1.66234797774072" calcext:value-type="float">
            <text:p>1.6623479777</text:p>
          </table:table-cell>
          <table:table-cell table:formula="of:=[.J16]/SQRT([.J16]*[.J16]-1)*[.I16]" office:value-type="float" office:value="0.733769615064783" calcext:value-type="float">
            <text:p>0.7337696151</text:p>
          </table:table-cell>
          <table:table-cell office:value-type="float" office:value="11.7939" calcext:value-type="float">
            <text:p>11.7939</text:p>
          </table:table-cell>
          <table:table-cell office:value-type="float" office:value="171" calcext:value-type="float">
            <text:p>171</text:p>
          </table:table-cell>
          <table:table-cell table:formula="of:=SQRT([.N16])" office:value-type="float" office:value="13.076696830622" calcext:value-type="float">
            <text:p>13.0766968306</text:p>
          </table:table-cell>
          <table:table-cell table:formula="of:=SQRT([.N16]/[.M16])/[.J16]" office:value-type="float" office:value="1.96281377980532" calcext:value-type="float">
            <text:p>1.9628137798</text:p>
          </table:table-cell>
          <table:table-cell table:formula="of:=SQRT(([.P16]/[.J16]*[.I16])^2+([.P16]/2/[.N16]*[.O16])^2)" office:value-type="float" office:value="0.640591929650817" calcext:value-type="float">
            <text:p>0.6405919297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[.$C$10]*[.G17]+[.$C$11]" office:value-type="float" office:value="491.735370192558" calcext:value-type="float">
            <text:p>491.7353701926</text:p>
          </table:table-cell>
          <table:table-cell table:formula="of:=SQRT(([.H17]*[.$D$10])^2+([.$D$11])^2)" office:value-type="float" office:value="0.643494237361992" calcext:value-type="float">
            <text:p>0.6434942374</text:p>
          </table:table-cell>
          <table:table-cell table:formula="of:=[.H17]/511+1" office:value-type="float" office:value="1.96230013736313" calcext:value-type="float">
            <text:p>1.9623001374</text:p>
          </table:table-cell>
          <table:table-cell table:formula="of:=SQRT([.J17]^2-1)" office:value-type="float" office:value="1.6883784614521" calcext:value-type="float">
            <text:p>1.6883784615</text:p>
          </table:table-cell>
          <table:table-cell table:formula="of:=[.J17]/SQRT([.J17]*[.J17]-1)*[.I17]" office:value-type="float" office:value="0.747894420118225" calcext:value-type="float">
            <text:p>0.7478944201</text:p>
          </table:table-cell>
          <table:table-cell office:value-type="float" office:value="11.4371" calcext:value-type="float">
            <text:p>11.4371</text:p>
          </table:table-cell>
          <table:table-cell office:value-type="float" office:value="169" calcext:value-type="float">
            <text:p>169</text:p>
          </table:table-cell>
          <table:table-cell table:formula="of:=SQRT([.N17])" office:value-type="float" office:value="13" calcext:value-type="float">
            <text:p>13</text:p>
          </table:table-cell>
          <table:table-cell table:formula="of:=SQRT([.N17]/[.M17])/[.J17]" office:value-type="float" office:value="1.95893469819302" calcext:value-type="float">
            <text:p>1.9589346982</text:p>
          </table:table-cell>
          <table:table-cell table:formula="of:=SQRT(([.P17]/[.J17]*[.I17])^2+([.P17]/2/[.N17]*[.O17])^2)" office:value-type="float" office:value="0.646793912382209" calcext:value-type="float">
            <text:p>0.6467939124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[.$C$10]*[.G18]+[.$C$11]" office:value-type="float" office:value="503.156975696337" calcext:value-type="float">
            <text:p>503.1569756963</text:p>
          </table:table-cell>
          <table:table-cell table:formula="of:=SQRT(([.H18]*[.$D$10])^2+([.$D$11])^2)" office:value-type="float" office:value="0.658224051345104" calcext:value-type="float">
            <text:p>0.6582240513</text:p>
          </table:table-cell>
          <table:table-cell table:formula="of:=[.H18]/511+1" office:value-type="float" office:value="1.9846516158441" calcext:value-type="float">
            <text:p>1.9846516158</text:p>
          </table:table-cell>
          <table:table-cell table:formula="of:=SQRT([.J18]^2-1)" office:value-type="float" office:value="1.71430511761256" calcext:value-type="float">
            <text:p>1.7143051176</text:p>
          </table:table-cell>
          <table:table-cell table:formula="of:=[.J18]/SQRT([.J18]*[.J18]-1)*[.I18]" office:value-type="float" office:value="0.762026207393469" calcext:value-type="float">
            <text:p>0.7620262074</text:p>
          </table:table-cell>
          <table:table-cell office:value-type="float" office:value="11.0671" calcext:value-type="float">
            <text:p>11.0671</text:p>
          </table:table-cell>
          <table:table-cell office:value-type="float" office:value="143" calcext:value-type="float">
            <text:p>143</text:p>
          </table:table-cell>
          <table:table-cell table:formula="of:=SQRT([.N18])" office:value-type="float" office:value="11.9582607431014" calcext:value-type="float">
            <text:p>11.9582607431</text:p>
          </table:table-cell>
          <table:table-cell table:formula="of:=SQRT([.N18]/[.M18])/[.J18]" office:value-type="float" office:value="1.81120171013808" calcext:value-type="float">
            <text:p>1.8112017101</text:p>
          </table:table-cell>
          <table:table-cell table:formula="of:=SQRT(([.P18]/[.J18]*[.I18])^2+([.P18]/2/[.N18]*[.O18])^2)" office:value-type="float" office:value="0.605452976396935" calcext:value-type="float">
            <text:p>0.6054529764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[.$C$10]*[.G19]+[.$C$11]" office:value-type="float" office:value="514.578581200117" calcext:value-type="float">
            <text:p>514.5785812001</text:p>
          </table:table-cell>
          <table:table-cell table:formula="of:=SQRT(([.H19]*[.$D$10])^2+([.$D$11])^2)" office:value-type="float" office:value="0.672958554393212" calcext:value-type="float">
            <text:p>0.6729585544</text:p>
          </table:table-cell>
          <table:table-cell table:formula="of:=[.H19]/511+1" office:value-type="float" office:value="2.00700309432508" calcext:value-type="float">
            <text:p>2.0070030943</text:p>
          </table:table-cell>
          <table:table-cell table:formula="of:=SQRT([.J19]^2-1)" office:value-type="float" office:value="1.74013258708365" calcext:value-type="float">
            <text:p>1.7401325871</text:p>
          </table:table-cell>
          <table:table-cell table:formula="of:=[.J19]/SQRT([.J19]*[.J19]-1)*[.I19]" office:value-type="float" office:value="0.776164937686315" calcext:value-type="float">
            <text:p>0.7761649377</text:p>
          </table:table-cell>
          <table:table-cell office:value-type="float" office:value="10.6834" calcext:value-type="float">
            <text:p>10.6834</text:p>
          </table:table-cell>
          <table:table-cell office:value-type="float" office:value="121" calcext:value-type="float">
            <text:p>121</text:p>
          </table:table-cell>
          <table:table-cell table:formula="of:=SQRT([.N19])" office:value-type="float" office:value="11" calcext:value-type="float">
            <text:p>11</text:p>
          </table:table-cell>
          <table:table-cell table:formula="of:=SQRT([.N19]/[.M19])/[.J19]" office:value-type="float" office:value="1.67683333278465" calcext:value-type="float">
            <text:p>1.6768333328</text:p>
          </table:table-cell>
          <table:table-cell table:formula="of:=SQRT(([.P19]/[.J19]*[.I19])^2+([.P19]/2/[.N19]*[.O19])^2)" office:value-type="float" office:value="0.567393636627804" calcext:value-type="float">
            <text:p>0.5673936366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$C$10]*[.G20]+[.$C$11]" office:value-type="float" office:value="526.000186703896" calcext:value-type="float">
            <text:p>526.0001867039</text:p>
          </table:table-cell>
          <table:table-cell table:formula="of:=SQRT(([.H20]*[.$D$10])^2+([.$D$11])^2)" office:value-type="float" office:value="0.687697445104757" calcext:value-type="float">
            <text:p>0.6876974451</text:p>
          </table:table-cell>
          <table:table-cell table:formula="of:=[.H20]/511+1" office:value-type="float" office:value="2.02935457280606" calcext:value-type="float">
            <text:p>2.0293545728</text:p>
          </table:table-cell>
          <table:table-cell table:formula="of:=SQRT([.J20]^2-1)" office:value-type="float" office:value="1.76586522197162" calcext:value-type="float">
            <text:p>1.765865222</text:p>
          </table:table-cell>
          <table:table-cell table:formula="of:=[.J20]/SQRT([.J20]*[.J20]-1)*[.I20]" office:value-type="float" office:value="0.79031057272434" calcext:value-type="float">
            <text:p>0.7903105727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116" calcext:value-type="float">
            <text:p>116</text:p>
          </table:table-cell>
          <table:table-cell table:formula="of:=SQRT([.N20])" office:value-type="float" office:value="10.770329614269" calcext:value-type="float">
            <text:p>10.7703296143</text:p>
          </table:table-cell>
          <table:table-cell table:formula="of:=SQRT([.N20]/[.M20])/[.J20]" office:value-type="float" office:value="1.65483285033091" calcext:value-type="float">
            <text:p>1.6548328503</text:p>
          </table:table-cell>
          <table:table-cell table:formula="of:=SQRT(([.P20]/[.J20]*[.I20])^2+([.P20]/2/[.N20]*[.O20])^2)" office:value-type="float" office:value="0.566019143755883" calcext:value-type="float">
            <text:p>0.5660191438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.$C$10]*[.G21]+[.$C$11]" office:value-type="float" office:value="537.421792207675" calcext:value-type="float">
            <text:p>537.4217922077</text:p>
          </table:table-cell>
          <table:table-cell table:formula="of:=SQRT(([.H21]*[.$D$10])^2+([.$D$11])^2)" office:value-type="float" office:value="0.702440447288584" calcext:value-type="float">
            <text:p>0.7024404473</text:p>
          </table:table-cell>
          <table:table-cell table:formula="of:=[.H21]/511+1" office:value-type="float" office:value="2.05170605128704" calcext:value-type="float">
            <text:p>2.0517060513</text:p>
          </table:table-cell>
          <table:table-cell table:formula="of:=SQRT([.J21]^2-1)" office:value-type="float" office:value="1.79150710880193" calcext:value-type="float">
            <text:p>1.7915071088</text:p>
          </table:table-cell>
          <table:table-cell table:formula="of:=[.J21]/SQRT([.J21]*[.J21]-1)*[.I21]" office:value-type="float" office:value="0.80446307429646" calcext:value-type="float">
            <text:p>0.8044630743</text:p>
          </table:table-cell>
          <table:table-cell office:value-type="float" office:value="9.87352" calcext:value-type="float">
            <text:p>9.87352</text:p>
          </table:table-cell>
          <table:table-cell office:value-type="float" office:value="101" calcext:value-type="float">
            <text:p>101</text:p>
          </table:table-cell>
          <table:table-cell table:formula="of:=SQRT([.N21])" office:value-type="float" office:value="10.0498756211209" calcext:value-type="float">
            <text:p>10.0498756211</text:p>
          </table:table-cell>
          <table:table-cell table:formula="of:=SQRT([.N21]/[.M21])/[.J21]" office:value-type="float" office:value="1.55886871915879" calcext:value-type="float">
            <text:p>1.5588687192</text:p>
          </table:table-cell>
          <table:table-cell table:formula="of:=SQRT(([.P21]/[.J21]*[.I21])^2+([.P21]/2/[.N21]*[.O21])^2)" office:value-type="float" office:value="0.539313936424788" calcext:value-type="float">
            <text:p>0.5393139364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.$C$10]*[.G22]+[.$C$11]" office:value-type="float" office:value="548.843397711455" calcext:value-type="float">
            <text:p>548.8433977115</text:p>
          </table:table-cell>
          <table:table-cell table:formula="of:=SQRT(([.H22]*[.$D$10])^2+([.$D$11])^2)" office:value-type="float" office:value="0.71718730738987" calcext:value-type="float">
            <text:p>0.7171873074</text:p>
          </table:table-cell>
          <table:table-cell table:formula="of:=[.H22]/511+1" office:value-type="float" office:value="2.07405752976801" calcext:value-type="float">
            <text:p>2.0740575298</text:p>
          </table:table-cell>
          <table:table-cell table:formula="of:=SQRT([.J22]^2-1)" office:value-type="float" office:value="1.8170620894145" calcext:value-type="float">
            <text:p>1.8170620894</text:p>
          </table:table-cell>
          <table:table-cell table:formula="of:=[.J22]/SQRT([.J22]*[.J22]-1)*[.I22]" office:value-type="float" office:value="0.818622403610494" calcext:value-type="float">
            <text:p>0.8186224036</text:p>
          </table:table-cell>
          <table:table-cell office:value-type="float" office:value="9.44652" calcext:value-type="float">
            <text:p>9.44652</text:p>
          </table:table-cell>
          <table:table-cell office:value-type="float" office:value="72" calcext:value-type="float">
            <text:p>72</text:p>
          </table:table-cell>
          <table:table-cell table:formula="of:=SQRT([.N22])" office:value-type="float" office:value="8.48528137423857" calcext:value-type="float">
            <text:p>8.4852813742</text:p>
          </table:table-cell>
          <table:table-cell table:formula="of:=SQRT([.N22]/[.M22])/[.J22]" office:value-type="float" office:value="1.3310964507591" calcext:value-type="float">
            <text:p>1.3310964508</text:p>
          </table:table-cell>
          <table:table-cell table:formula="of:=SQRT(([.P22]/[.J22]*[.I22])^2+([.P22]/2/[.N22]*[.O22])^2)" office:value-type="float" office:value="0.466914403088632" calcext:value-type="float">
            <text:p>0.4669144031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.$C$10]*[.G23]+[.$C$11]" office:value-type="float" office:value="560.265003215234" calcext:value-type="float">
            <text:p>560.2650032152</text:p>
          </table:table-cell>
          <table:table-cell table:formula="of:=SQRT(([.H23]*[.$D$10])^2+([.$D$11])^2)" office:value-type="float" office:value="0.731937792224206" calcext:value-type="float">
            <text:p>0.7319377922</text:p>
          </table:table-cell>
          <table:table-cell table:formula="of:=[.H23]/511+1" office:value-type="float" office:value="2.09640900824899" calcext:value-type="float">
            <text:p>2.0964090082</text:p>
          </table:table-cell>
          <table:table-cell table:formula="of:=SQRT([.J23]^2-1)" office:value-type="float" office:value="1.84253377984435" calcext:value-type="float">
            <text:p>1.8425337798</text:p>
          </table:table-cell>
          <table:table-cell table:formula="of:=[.J23]/SQRT([.J23]*[.J23]-1)*[.I23]" office:value-type="float" office:value="0.832788520830443" calcext:value-type="float">
            <text:p>0.8327885208</text:p>
          </table:table-cell>
          <table:table-cell office:value-type="float" office:value="9.0043" calcext:value-type="float">
            <text:p>9.0043</text:p>
          </table:table-cell>
          <table:table-cell office:value-type="float" office:value="75" calcext:value-type="float">
            <text:p>75</text:p>
          </table:table-cell>
          <table:table-cell table:formula="of:=SQRT([.N23])" office:value-type="float" office:value="8.66025403784439" calcext:value-type="float">
            <text:p>8.6602540378</text:p>
          </table:table-cell>
          <table:table-cell table:formula="of:=SQRT([.N23]/[.M23])/[.J23]" office:value-type="float" office:value="1.37666932778069" calcext:value-type="float">
            <text:p>1.3766693278</text:p>
          </table:table-cell>
          <table:table-cell table:formula="of:=SQRT(([.P23]/[.J23]*[.I23])^2+([.P23]/2/[.N23]*[.O23])^2)" office:value-type="float" office:value="0.487176136261188" calcext:value-type="float">
            <text:p>0.4871761363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.$C$10]*[.G24]+[.$C$11]" office:value-type="float" office:value="571.686608719013" calcext:value-type="float">
            <text:p>571.686608719</text:p>
          </table:table-cell>
          <table:table-cell table:formula="of:=SQRT(([.H24]*[.$D$10])^2+([.$D$11])^2)" office:value-type="float" office:value="0.746691686977783" calcext:value-type="float">
            <text:p>0.746691687</text:p>
          </table:table-cell>
          <table:table-cell table:formula="of:=[.H24]/511+1" office:value-type="float" office:value="2.11876048672997" calcext:value-type="float">
            <text:p>2.1187604867</text:p>
          </table:table-cell>
          <table:table-cell table:formula="of:=SQRT([.J24]^2-1)" office:value-type="float" office:value="1.86792558741728" calcext:value-type="float">
            <text:p>1.8679255874</text:p>
          </table:table-cell>
          <table:table-cell table:formula="of:=[.J24]/SQRT([.J24]*[.J24]-1)*[.I24]" office:value-type="float" office:value="0.846961384755015" calcext:value-type="float">
            <text:p>0.8469613848</text:p>
          </table:table-cell>
          <table:table-cell office:value-type="float" office:value="8.54645" calcext:value-type="float">
            <text:p>8.54645</text:p>
          </table:table-cell>
          <table:table-cell office:value-type="float" office:value="47" calcext:value-type="float">
            <text:p>47</text:p>
          </table:table-cell>
          <table:table-cell table:formula="of:=SQRT([.N24])" office:value-type="float" office:value="6.85565460040104" calcext:value-type="float">
            <text:p>6.8556546004</text:p>
          </table:table-cell>
          <table:table-cell table:formula="of:=SQRT([.N24]/[.M24])/[.J24]" office:value-type="float" office:value="1.10681283261958" calcext:value-type="float">
            <text:p>1.1068128326</text:p>
          </table:table-cell>
          <table:table-cell table:formula="of:=SQRT(([.P24]/[.J24]*[.I24])^2+([.P24]/2/[.N24]*[.O24])^2)" office:value-type="float" office:value="0.398327128412394" calcext:value-type="float">
            <text:p>0.3983271284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.$C$10]*[.G25]+[.$C$11]" office:value-type="float" office:value="583.108214222793" calcext:value-type="float">
            <text:p>583.1082142228</text:p>
          </table:table-cell>
          <table:table-cell table:formula="of:=SQRT(([.H25]*[.$D$10])^2+([.$D$11])^2)" office:value-type="float" office:value="0.761448793437995" calcext:value-type="float">
            <text:p>0.7614487934</text:p>
          </table:table-cell>
          <table:table-cell table:formula="of:=[.H25]/511+1" office:value-type="float" office:value="2.14111196521094" calcext:value-type="float">
            <text:p>2.1411119652</text:p>
          </table:table-cell>
          <table:table-cell table:formula="of:=SQRT([.J25]^2-1)" office:value-type="float" office:value="1.89324072625999" calcext:value-type="float">
            <text:p>1.8932407263</text:p>
          </table:table-cell>
          <table:table-cell table:formula="of:=[.J25]/SQRT([.J25]*[.J25]-1)*[.I25]" office:value-type="float" office:value="0.861140952606804" calcext:value-type="float">
            <text:p>0.8611409526</text:p>
          </table:table-cell>
          <table:table-cell office:value-type="float" office:value="8.07261" calcext:value-type="float">
            <text:p>8.07261</text:p>
          </table:table-cell>
          <table:table-cell office:value-type="float" office:value="49" calcext:value-type="float">
            <text:p>49</text:p>
          </table:table-cell>
          <table:table-cell table:formula="of:=SQRT([.N25])" office:value-type="float" office:value="7" calcext:value-type="float">
            <text:p>7</text:p>
          </table:table-cell>
          <table:table-cell table:formula="of:=SQRT([.N25]/[.M25])/[.J25]" office:value-type="float" office:value="1.15067234576576" calcext:value-type="float">
            <text:p>1.1506723458</text:p>
          </table:table-cell>
          <table:table-cell table:formula="of:=SQRT(([.P25]/[.J25]*[.I25])^2+([.P25]/2/[.N25]*[.O25])^2)" office:value-type="float" office:value="0.417388763314313" calcext:value-type="float">
            <text:p>0.4173887633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.$C$10]*[.G26]+[.$C$11]" office:value-type="float" office:value="594.529819726572" calcext:value-type="float">
            <text:p>594.5298197266</text:p>
          </table:table-cell>
          <table:table-cell table:formula="of:=SQRT(([.H26]*[.$D$10])^2+([.$D$11])^2)" office:value-type="float" office:value="0.77620892842417" calcext:value-type="float">
            <text:p>0.7762089284</text:p>
          </table:table-cell>
          <table:table-cell table:formula="of:=[.H26]/511+1" office:value-type="float" office:value="2.16346344369192" calcext:value-type="float">
            <text:p>2.1634634437</text:p>
          </table:table-cell>
          <table:table-cell table:formula="of:=SQRT([.J26]^2-1)" office:value-type="float" office:value="1.91848223139838" calcext:value-type="float">
            <text:p>1.9184822314</text:p>
          </table:table-cell>
          <table:table-cell table:formula="of:=[.J26]/SQRT([.J26]*[.J26]-1)*[.I26]" office:value-type="float" office:value="0.875327179907698" calcext:value-type="float">
            <text:p>0.8753271799</text:p>
          </table:table-cell>
          <table:table-cell office:value-type="float" office:value="7.58239" calcext:value-type="float">
            <text:p>7.58239</text:p>
          </table:table-cell>
          <table:table-cell office:value-type="float" office:value="41" calcext:value-type="float">
            <text:p>41</text:p>
          </table:table-cell>
          <table:table-cell table:formula="of:=SQRT([.N26])" office:value-type="float" office:value="6.40312423743285" calcext:value-type="float">
            <text:p>6.4031242374</text:p>
          </table:table-cell>
          <table:table-cell table:formula="of:=SQRT([.N26]/[.M26])/[.J26]" office:value-type="float" office:value="1.07482883210859" calcext:value-type="float">
            <text:p>1.0748288321</text:p>
          </table:table-cell>
          <table:table-cell table:formula="of:=SQRT(([.P26]/[.J26]*[.I26])^2+([.P26]/2/[.N26]*[.O26])^2)" office:value-type="float" office:value="0.394655649343164" calcext:value-type="float">
            <text:p>0.3946556493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.$C$10]*[.G27]+[.$C$11]" office:value-type="float" office:value="605.951425230351" calcext:value-type="float">
            <text:p>605.9514252304</text:p>
          </table:table-cell>
          <table:table-cell table:formula="of:=SQRT(([.H27]*[.$D$10])^2+([.$D$11])^2)" office:value-type="float" office:value="0.790971922392563" calcext:value-type="float">
            <text:p>0.7909719224</text:p>
          </table:table-cell>
          <table:table-cell table:formula="of:=[.H27]/511+1" office:value-type="float" office:value="2.1858149221729" calcext:value-type="float">
            <text:p>2.1858149222</text:p>
          </table:table-cell>
          <table:table-cell table:formula="of:=SQRT([.J27]^2-1)" office:value-type="float" office:value="1.94365297159594" calcext:value-type="float">
            <text:p>1.9436529716</text:p>
          </table:table-cell>
          <table:table-cell table:formula="of:=[.J27]/SQRT([.J27]*[.J27]-1)*[.I27]" office:value-type="float" office:value="0.889520020421048" calcext:value-type="float">
            <text:p>0.8895200204</text:p>
          </table:table-cell>
          <table:table-cell office:value-type="float" office:value="7.07541" calcext:value-type="float">
            <text:p>7.07541</text:p>
          </table:table-cell>
          <table:table-cell office:value-type="float" office:value="35" calcext:value-type="float">
            <text:p>35</text:p>
          </table:table-cell>
          <table:table-cell table:formula="of:=SQRT([.N27])" office:value-type="float" office:value="5.91607978309962" calcext:value-type="float">
            <text:p>5.9160797831</text:p>
          </table:table-cell>
          <table:table-cell table:formula="of:=SQRT([.N27]/[.M27])/[.J27]" office:value-type="float" office:value="1.01752439496952" calcext:value-type="float">
            <text:p>1.017524395</text:p>
          </table:table-cell>
          <table:table-cell table:formula="of:=SQRT(([.P27]/[.J27]*[.I27])^2+([.P27]/2/[.N27]*[.O27])^2)" office:value-type="float" office:value="0.378116500278464" calcext:value-type="float">
            <text:p>0.3781165003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.$C$10]*[.G28]+[.$C$11]" office:value-type="float" office:value="617.373030734131" calcext:value-type="float">
            <text:p>617.3730307341</text:p>
          </table:table-cell>
          <table:table-cell table:formula="of:=SQRT(([.H28]*[.$D$10])^2+([.$D$11])^2)" office:value-type="float" office:value="0.805737618193505" calcext:value-type="float">
            <text:p>0.8057376182</text:p>
          </table:table-cell>
          <table:table-cell table:formula="of:=[.H28]/511+1" office:value-type="float" office:value="2.20816640065388" calcext:value-type="float">
            <text:p>2.2081664007</text:p>
          </table:table-cell>
          <table:table-cell table:formula="of:=SQRT([.J28]^2-1)" office:value-type="float" office:value="1.96875566106531" calcext:value-type="float">
            <text:p>1.9687556611</text:p>
          </table:table-cell>
          <table:table-cell table:formula="of:=[.J28]/SQRT([.J28]*[.J28]-1)*[.I28]" office:value-type="float" office:value="0.903719426145061" calcext:value-type="float">
            <text:p>0.9037194261</text:p>
          </table:table-cell>
          <table:table-cell office:value-type="float" office:value="6.55131" calcext:value-type="float">
            <text:p>6.55131</text:p>
          </table:table-cell>
          <table:table-cell office:value-type="float" office:value="25" calcext:value-type="float">
            <text:p>25</text:p>
          </table:table-cell>
          <table:table-cell table:formula="of:=SQRT([.N28])" office:value-type="float" office:value="5" calcext:value-type="float">
            <text:p>5</text:p>
          </table:table-cell>
          <table:table-cell table:formula="of:=SQRT([.N28]/[.M28])/[.J28]" office:value-type="float" office:value="0.884655398011085" calcext:value-type="float">
            <text:p>0.884655398</text:p>
          </table:table-cell>
          <table:table-cell table:formula="of:=SQRT(([.P28]/[.J28]*[.I28])^2+([.P28]/2/[.N28]*[.O28])^2)" office:value-type="float" office:value="0.334704596355694" calcext:value-type="float">
            <text:p>0.3347045964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.$C$10]*[.G29]+[.$C$11]" office:value-type="float" office:value="628.79463623791" calcext:value-type="float">
            <text:p>628.7946362379</text:p>
          </table:table-cell>
          <table:table-cell table:formula="of:=SQRT(([.H29]*[.$D$10])^2+([.$D$11])^2)" office:value-type="float" office:value="0.820505869961738" calcext:value-type="float">
            <text:p>0.82050587</text:p>
          </table:table-cell>
          <table:table-cell table:formula="of:=[.H29]/511+1" office:value-type="float" office:value="2.23051787913485" calcext:value-type="float">
            <text:p>2.2305178791</text:p>
          </table:table-cell>
          <table:table-cell table:formula="of:=SQRT([.J29]^2-1)" office:value-type="float" office:value="1.99379287016988" calcext:value-type="float">
            <text:p>1.9937928702</text:p>
          </table:table-cell>
          <table:table-cell table:formula="of:=[.J29]/SQRT([.J29]*[.J29]-1)*[.I29]" office:value-type="float" office:value="0.917925347345041" calcext:value-type="float">
            <text:p>0.9179253473</text:p>
          </table:table-cell>
          <table:table-cell office:value-type="float" office:value="6.0097" calcext:value-type="float">
            <text:p>6.0097</text:p>
          </table:table-cell>
          <table:table-cell office:value-type="float" office:value="20" calcext:value-type="float">
            <text:p>20</text:p>
          </table:table-cell>
          <table:table-cell table:formula="of:=SQRT([.N29])" office:value-type="float" office:value="4.47213595499958" calcext:value-type="float">
            <text:p>4.472135955</text:p>
          </table:table-cell>
          <table:table-cell table:formula="of:=SQRT([.N29]/[.M29])/[.J29]" office:value-type="float" office:value="0.817867390538841" calcext:value-type="float">
            <text:p>0.8178673905</text:p>
          </table:table-cell>
          <table:table-cell table:formula="of:=SQRT(([.P29]/[.J29]*[.I29])^2+([.P29]/2/[.N29]*[.O29])^2)" office:value-type="float" office:value="0.314445152785" calcext:value-type="float">
            <text:p>0.3144451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date-style style:name="N119">
      <number:quarter number:style="long"/>
      <number:text> de </number:text>
      <number:year number:style="long"/>
    </number:date-style>
    <number:date-style style:name="N120">
      <number:quarter/>
      <number:text> de </number:text>
      <number:year/>
    </number:date-style>
    <number:date-style style:name="N121">
      <number:quarter/>
      <number:text> de </number:text>
      <number:year number:style="long"/>
    </number:date-style>
    <number:date-style style:name="N122">
      <number:day number:style="long"/>
      <number:text>/</number:text>
      <number:month number:textual="true"/>
      <number:text>/</number:text>
      <number:year/>
    </number:date-style>
    <number:date-style style:name="N123">
      <number:day number:style="long"/>
      <number:text>/</number:text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 number:style="long"/>
    </number:date-style>
    <number:date-style style:name="N125"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style="long" number:textual="true"/>
      <number:text>/</number:text>
      <number:year number:style="long"/>
    </number:date-style>
    <number:date-style style:name="N129">
      <number:day/>
      <number:text>/</number:text>
      <number:month number:style="long" number:textual="true"/>
      <number:text>/</number:text>
      <number:year/>
    </number:date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 de </number:text>
      <number:year number:style="long"/>
    </number:date-style>
    <number:date-style style:name="N13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09:02:01.384492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5-12-24T09:37:11.397731976</dc:date>
    <meta:editing-duration>PT41M20S</meta:editing-duration>
    <meta:editing-cycles>2</meta:editing-cycles>
    <meta:generator>LibreOffice/4.4.7.2$Linux_X86_64 LibreOffice_project/40m0$Build-2</meta:generator>
    <meta:document-statistic meta:table-count="1" meta:cell-count="346" meta:object-count="0"/>
  </office:meta>
</office:document-meta>
</file>